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659c" officeooo:paragraph-rsid="001c659c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d366" officeooo:paragraph-rsid="001dd366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e7eab" officeooo:paragraph-rsid="001e7eab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f3d35" officeooo:paragraph-rsid="001f3d35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normal" officeooo:paragraph-rsid="00165363" style:font-size-asian="12pt" style:font-weight-asian="normal" style:font-name-complex="Helvetica" style:font-weight-complex="normal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normal" officeooo:rsid="001240e0" officeooo:paragraph-rsid="000c4175" style:font-size-asian="12pt" style:font-weight-asian="normal" style:font-name-complex="Helvetica" style:font-weight-complex="normal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normal" officeooo:rsid="00189778" style:font-size-asian="12pt" style:font-weight-asian="normal" style:font-name-complex="Helvetica" style:font-weight-complex="normal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rsid="001f3d35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1f3d35" officeooo:paragraph-rsid="000c4175" style:font-size-asian="12pt" style:font-weight-asian="normal" style:font-name-complex="Helvetica" style:font-weight-complex="normal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1f3d35" officeooo:paragraph-rsid="00165363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officeooo:rsid="00222e43" officeooo:paragraph-rsid="00222e43" style:font-name-complex="Helvetica"/>
    </style:style>
    <style:style style:name="P24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5" style:family="paragraph" style:parent-style-name="Heading_20_1">
      <style:text-properties fo:font-weight="bold" style:font-weight-asian="bold"/>
    </style:style>
    <style:style style:name="P26" style:family="paragraph" style:parent-style-name="Heading_20_1">
      <style:paragraph-properties style:snap-to-layout-grid="false"/>
      <style:text-properties fo:font-weight="bold" style:font-weight-asian="bold"/>
    </style:style>
    <style:style style:name="P27" style:family="paragraph" style:parent-style-name="Heading_20_1">
      <style:text-properties style:font-name="Helvetica" style:font-name-complex="Helvetica"/>
    </style:style>
    <style:style style:name="P2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9" style:family="paragraph" style:parent-style-name="Heading_20_3">
      <style:paragraph-properties style:snap-to-layout-grid="false"/>
      <style:text-properties fo:font-weight="bold" style:font-weight-asian="bold"/>
    </style:style>
    <style:style style:name="P30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1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6be67"/>
    </style:style>
    <style:style style:name="T2" style:family="text">
      <style:text-properties officeooo:rsid="001c659c"/>
    </style:style>
    <style:style style:name="T3" style:family="text">
      <style:text-properties officeooo:rsid="001f3d35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4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6" text:outline-level="1"/>
          </table:table-cell>
          <table:table-cell table:style-name="Table1.A2" table:number-columns-spanned="2" office:value-type="string">
            <text:h text:style-name="P29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5" text:outline-level="1">Project</text:h>
          </table:table-cell>
          <table:table-cell table:style-name="Table1.A3" table:number-columns-spanned="3" office:value-type="string">
            <text:h text:style-name="P3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2">6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7.11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7">- <text:span text:style-name="T3">Start develop the math engine part</text:span></text:p>
            <text:p text:style-name="P21">- Think about the data structure to use to manage internally the math calculation</text:p>
            <text:p text:style-name="P21">- fixed the xlsx file to help and test the parsing part of timestamp conversion</text:p>
            <text:p text:style-name="P21">- Meeting the customers to clarify some aspects of the requirements</text:p>
            <text:p text:style-name="P21">- Meeting the supervisors to discuss some aspects of the project</text:p>
            <text:p text:style-name="P21">- fix the design document following the suggestions</text:p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6">- <text:span text:style-name="T3">Some issue to access at the VM</text:span></text:p>
            <text:p text:style-name="P22">- Some problems to identify a correct and useful data structures to simplify the math calculation</text:p>
            <text:p text:style-name="P22">- Some problems to find a way to parallelize the math calculations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8">- <text:span text:style-name="T3">Continue with the math engine development</text:span></text:p>
            <text:p text:style-name="P20">- Meet the customer</text:p>
            <text:p text:style-name="P20">- Meet the supervisor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7" text:outline-level="1">Monday</text:h>
          </table:table-cell>
          <table:table-cell table:style-name="Table4.A2" office:value-type="string">
            <text:p text:style-name="P13">6</text:p>
          </table:table-cell>
          <table:table-cell table:style-name="Table4.A2" office:value-type="string">
            <text:p text:style-name="P12">Meeting with the team</text:p>
            <text:p text:style-name="P12">Set up the environment</text:p>
            <text:p text:style-name="P12">translation the new part of the formulas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2">4</text:p>
          </table:table-cell>
          <table:table-cell table:style-name="Table4.A2" office:value-type="string">
            <text:p text:style-name="P12">Meeting the customers</text:p>
            <text:p text:style-name="P12">Meeting the team</text:p>
            <text:p text:style-name="P12">Explain to the team the meeting with the customers</text:p>
            <text:p text:style-name="P12">set up the environment and help to make git work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2">Meeting with supervisors</text:p>
            <text:p text:style-name="P12">set up the environment and help to make git work </text:p>
            <text:p text:style-name="P12">work on the design of math engine and formulas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4">12</text:p>
          </table:table-cell>
          <table:table-cell table:style-name="Table4.A2" office:value-type="string">
            <text:p text:style-name="P12">Start to work and develop the math engine and calculation packag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5">6</text:p>
          </table:table-cell>
          <table:table-cell table:style-name="Table4.A10" office:value-type="string">
            <text:p text:style-name="P15">Fixed the xlsx file to help and test the parser part</text:p>
            <text:p text:style-name="P15">week report</text:p>
            <text:p text:style-name="P15">Fix desig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3">31</text:p>
          </table:table-cell>
          <table:table-cell table:style-name="Table4.A11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8T16:49:51.596000000</dc:date>
    <meta:print-date>1998-10-09T11:53:00</meta:print-date>
    <meta:editing-cycles>30</meta:editing-cycles>
    <meta:editing-duration>PT1H40M25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57" meta:word-count="248" meta:character-count="1384" meta:non-whitespace-character-count="1190"/>
  </office:meta>
</office:document-meta>
</file>